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75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1.34pt" svg:y="3.8pt">
            <loext:p draw:notify-on-update-of-ranges="Sheet1.G3:Sheet1.G14 Sheet1.D3:Sheet1.D14 Sheet1.H3:Sheet1.H14 Sheet1.D3:Sheet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0.18pt" svg:y="268.84pt">
            <loext:p draw:notify-on-update-of-ranges="Sheet1.D17:Sheet1.D20 Sheet1.G17:Sheet1.G20 Sheet1.D3:Sheet1.D14 Sheet1.H17:Sheet1.H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2"/>
        <table:table-column table:style-name="co2" table:default-cell-style-name="ce3"/>
        <table:table-column table:style-name="co3" table:number-columns-repeated="3" table:default-cell-style-name="ce3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TCGRID pmv-openMP-secuencial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ATCGRID pmv-openMP-b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GANANCIA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º Threads</text:p>
          </table:table-cell>
          <table:table-cell table:style-name="ce2" office:value-type="string" calcext:value-type="string">
            <text:p>N=15000</text:p>
          </table:table-cell>
          <table:table-cell table:style-name="ce2" office:value-type="string" calcext:value-type="string">
            <text:p>N=30000</text:p>
          </table:table-cell>
          <table:table-cell office:value-type="string" calcext:value-type="string">
            <text:p>Nº Threads</text:p>
          </table:table-cell>
          <table:table-cell table:style-name="ce2" office:value-type="string" calcext:value-type="string">
            <text:p>N=15000</text:p>
          </table:table-cell>
          <table:table-cell table:style-name="ce2" office:value-type="string" calcext:value-type="string">
            <text:p>N=30000</text:p>
          </table:table-cell>
          <table:table-cell table:style-name="ce2" office:value-type="string" calcext:value-type="string">
            <text:p>N=15000</text:p>
          </table:table-cell>
          <table:table-cell table:style-name="ce2" office:value-type="string" calcext:value-type="string">
            <text:p>N=30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068332" calcext:value-type="float">
            <text:p>0.30068332</text:p>
          </table:table-cell>
          <table:table-cell office:value-type="float" office:value="1.056068778" calcext:value-type="float">
            <text:p>1.056068778</text:p>
          </table:table-cell>
          <table:table-cell office:value-type="float" office:value="1" calcext:value-type="float">
            <text:p>1</text:p>
          </table:table-cell>
          <table:table-cell office:value-type="float" office:value="0.316974521" calcext:value-type="float">
            <text:p>0.316974521</text:p>
          </table:table-cell>
          <table:table-cell office:value-type="float" office:value="1.112721682" calcext:value-type="float">
            <text:p>1.112721682</text:p>
          </table:table-cell>
          <table:table-cell table:formula="of:=[.B3]/[.E3]" office:value-type="float" office:value="0.948604067769851" calcext:value-type="float">
            <text:p>0.9486040678</text:p>
          </table:table-cell>
          <table:table-cell table:formula="of:=[.C3]/[.F3]" office:value-type="float" office:value="0.949086186675025" calcext:value-type="float">
            <text:p>0.94908618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300512314" calcext:value-type="float">
            <text:p>0.300512314</text:p>
          </table:table-cell>
          <table:table-cell table:style-name="ce4" office:value-type="float" office:value="1.056288123" calcext:value-type="float">
            <text:p>1.0562881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59058064" calcext:value-type="float">
            <text:p>0.159058064</text:p>
          </table:table-cell>
          <table:table-cell table:style-name="ce4" office:value-type="float" office:value="1.026156306" calcext:value-type="float">
            <text:p>1.026156306</text:p>
          </table:table-cell>
          <table:table-cell table:style-name="ce4" table:formula="of:=[.B4]/[.E4]" office:value-type="float" office:value="1.88932460538436" calcext:value-type="float">
            <text:p>1.8893246054</text:p>
          </table:table-cell>
          <table:table-cell table:style-name="ce4" table:formula="of:=[.C4]/[.F4]" office:value-type="float" office:value="1.02936376926577" calcext:value-type="float">
            <text:p>1.02936376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0379872" calcext:value-type="float">
            <text:p>0.300379872</text:p>
          </table:table-cell>
          <table:table-cell office:value-type="float" office:value="1.056230426" calcext:value-type="float">
            <text:p>1.056230426</text:p>
          </table:table-cell>
          <table:table-cell office:value-type="float" office:value="3" calcext:value-type="float">
            <text:p>3</text:p>
          </table:table-cell>
          <table:table-cell office:value-type="float" office:value="0.107834645" calcext:value-type="float">
            <text:p>0.107834645</text:p>
          </table:table-cell>
          <table:table-cell office:value-type="float" office:value="0.436361223" calcext:value-type="float">
            <text:p>0.436361223</text:p>
          </table:table-cell>
          <table:table-cell table:formula="of:=[.B5]/[.E5]" office:value-type="float" office:value="2.78555998399216" calcext:value-type="float">
            <text:p>2.785559984</text:p>
          </table:table-cell>
          <table:table-cell table:formula="of:=[.C5]/[.F5]" office:value-type="float" office:value="2.42054144669037" calcext:value-type="float">
            <text:p>2.42054144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300417095" calcext:value-type="float">
            <text:p>0.300417095</text:p>
          </table:table-cell>
          <table:table-cell table:style-name="ce4" office:value-type="float" office:value="1.056270123" calcext:value-type="float">
            <text:p>1.0562701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80459416" calcext:value-type="float">
            <text:p>0.080459416</text:p>
          </table:table-cell>
          <table:table-cell table:style-name="ce4" office:value-type="float" office:value="0.321655959" calcext:value-type="float">
            <text:p>0.321655959</text:p>
          </table:table-cell>
          <table:table-cell table:style-name="ce4" table:formula="of:=[.B6]/[.E6]" office:value-type="float" office:value="3.73377175643432" calcext:value-type="float">
            <text:p>3.7337717564</text:p>
          </table:table-cell>
          <table:table-cell table:style-name="ce4" table:formula="of:=[.C6]/[.F6]" office:value-type="float" office:value="3.28385062811785" calcext:value-type="float">
            <text:p>3.283850628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0468981" calcext:value-type="float">
            <text:p>0.300468981</text:p>
          </table:table-cell>
          <table:table-cell office:value-type="float" office:value="1.056210041" calcext:value-type="float">
            <text:p>1.056210041</text:p>
          </table:table-cell>
          <table:table-cell office:value-type="float" office:value="5" calcext:value-type="float">
            <text:p>5</text:p>
          </table:table-cell>
          <table:table-cell office:value-type="float" office:value="0.064521618" calcext:value-type="float">
            <text:p>0.064521618</text:p>
          </table:table-cell>
          <table:table-cell office:value-type="float" office:value="0.259039044" calcext:value-type="float">
            <text:p>0.259039044</text:p>
          </table:table-cell>
          <table:table-cell table:formula="of:=[.B7]/[.E7]" office:value-type="float" office:value="4.65687300340174" calcext:value-type="float">
            <text:p>4.6568730034</text:p>
          </table:table-cell>
          <table:table-cell table:formula="of:=[.C7]/[.F7]" office:value-type="float" office:value="4.07741637974853" calcext:value-type="float">
            <text:p>4.07741637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300348103" calcext:value-type="float">
            <text:p>0.300348103</text:p>
          </table:table-cell>
          <table:table-cell table:style-name="ce4" office:value-type="float" office:value="1.05623281" calcext:value-type="float">
            <text:p>1.0562328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.054211605" calcext:value-type="float">
            <text:p>0.054211605</text:p>
          </table:table-cell>
          <table:table-cell table:style-name="ce4" office:value-type="float" office:value="0.21542494" calcext:value-type="float">
            <text:p>0.21542494</text:p>
          </table:table-cell>
          <table:table-cell table:style-name="ce4" table:formula="of:=[.B8]/[.E8]" office:value-type="float" office:value="5.54029165895384" calcext:value-type="float">
            <text:p>5.540291659</text:p>
          </table:table-cell>
          <table:table-cell table:style-name="ce4" table:formula="of:=[.C8]/[.F8]" office:value-type="float" office:value="4.90302009600188" calcext:value-type="float">
            <text:p>4.90302009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2591383" calcext:value-type="float">
            <text:p>0.302591383</text:p>
          </table:table-cell>
          <table:table-cell office:value-type="float" office:value="1.056309104" calcext:value-type="float">
            <text:p>1.056309104</text:p>
          </table:table-cell>
          <table:table-cell office:value-type="float" office:value="7" calcext:value-type="float">
            <text:p>7</text:p>
          </table:table-cell>
          <table:table-cell office:value-type="float" office:value="0.047506951" calcext:value-type="float">
            <text:p>0.047506951</text:p>
          </table:table-cell>
          <table:table-cell office:value-type="float" office:value="0.191761538" calcext:value-type="float">
            <text:p>0.191761538</text:p>
          </table:table-cell>
          <table:table-cell table:formula="of:=[.B9]/[.E9]" office:value-type="float" office:value="6.36941282550421" calcext:value-type="float">
            <text:p>6.3694128255</text:p>
          </table:table-cell>
          <table:table-cell table:formula="of:=[.C9]/[.F9]" office:value-type="float" office:value="5.50845135587096" calcext:value-type="float">
            <text:p>5.508451355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300482899" calcext:value-type="float">
            <text:p>0.300482899</text:p>
          </table:table-cell>
          <table:table-cell table:style-name="ce4" office:value-type="float" office:value="1.056106925" calcext:value-type="float">
            <text:p>1.05610692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49048014" calcext:value-type="float">
            <text:p>0.049048014</text:p>
          </table:table-cell>
          <table:table-cell table:style-name="ce4" office:value-type="float" office:value="0.177275449" calcext:value-type="float">
            <text:p>0.177275449</text:p>
          </table:table-cell>
          <table:table-cell table:style-name="ce4" table:formula="of:=[.B10]/[.E10]" office:value-type="float" office:value="6.12630103636816" calcext:value-type="float">
            <text:p>6.1263010364</text:p>
          </table:table-cell>
          <table:table-cell table:style-name="ce4" table:formula="of:=[.C10]/[.F10]" office:value-type="float" office:value="5.9574347771078" calcext:value-type="float">
            <text:p>5.957434777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00462663" calcext:value-type="float">
            <text:p>0.300462663</text:p>
          </table:table-cell>
          <table:table-cell office:value-type="float" office:value="1.056716681" calcext:value-type="float">
            <text:p>1.056716681</text:p>
          </table:table-cell>
          <table:table-cell office:value-type="float" office:value="9" calcext:value-type="float">
            <text:p>9</text:p>
          </table:table-cell>
          <table:table-cell office:value-type="float" office:value="0.038372565" calcext:value-type="float">
            <text:p>0.038372565</text:p>
          </table:table-cell>
          <table:table-cell office:value-type="float" office:value="0.16095455" calcext:value-type="float">
            <text:p>0.16095455</text:p>
          </table:table-cell>
          <table:table-cell table:formula="of:=[.B11]/[.E11]" office:value-type="float" office:value="7.83014278560737" calcext:value-type="float">
            <text:p>7.8301427856</text:p>
          </table:table-cell>
          <table:table-cell table:formula="of:=[.C11]/[.F11]" office:value-type="float" office:value="6.56531102103047" calcext:value-type="float">
            <text:p>6.5653110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300487906" calcext:value-type="float">
            <text:p>0.300487906</text:p>
          </table:table-cell>
          <table:table-cell table:style-name="ce4" office:value-type="float" office:value="1.056964278" calcext:value-type="float">
            <text:p>1.05696427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35544191" calcext:value-type="float">
            <text:p>0.035544191</text:p>
          </table:table-cell>
          <table:table-cell table:style-name="ce4" office:value-type="float" office:value="0.1575322" calcext:value-type="float">
            <text:p>0.1575322</text:p>
          </table:table-cell>
          <table:table-cell table:style-name="ce4" table:formula="of:=[.B12]/[.E12]" office:value-type="float" office:value="8.45392446827669" calcext:value-type="float">
            <text:p>8.4539244683</text:p>
          </table:table-cell>
          <table:table-cell table:style-name="ce4" table:formula="of:=[.C12]/[.F12]" office:value-type="float" office:value="6.70951258218955" calcext:value-type="float">
            <text:p>6.709512582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0611079" calcext:value-type="float">
            <text:p>0.300611079</text:p>
          </table:table-cell>
          <table:table-cell office:value-type="float" office:value="1.056175232" calcext:value-type="float">
            <text:p>1.056175232</text:p>
          </table:table-cell>
          <table:table-cell office:value-type="float" office:value="11" calcext:value-type="float">
            <text:p>11</text:p>
          </table:table-cell>
          <table:table-cell office:value-type="float" office:value="0.035083905" calcext:value-type="float">
            <text:p>0.035083905</text:p>
          </table:table-cell>
          <table:table-cell office:value-type="float" office:value="0.146863729" calcext:value-type="float">
            <text:p>0.146863729</text:p>
          </table:table-cell>
          <table:table-cell table:formula="of:=[.B13]/[.E13]" office:value-type="float" office:value="8.56834719510271" calcext:value-type="float">
            <text:p>8.5683471951</text:p>
          </table:table-cell>
          <table:table-cell table:formula="of:=[.C13]/[.F13]" office:value-type="float" office:value="7.19153217197692" calcext:value-type="float">
            <text:p>7.19153217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0.300386429" calcext:value-type="float">
            <text:p>0.300386429</text:p>
          </table:table-cell>
          <table:table-cell table:style-name="ce4" office:value-type="float" office:value="1.056883216" calcext:value-type="float">
            <text:p>1.056883216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033272211" calcext:value-type="float">
            <text:p>0.033272211</text:p>
          </table:table-cell>
          <table:table-cell table:style-name="ce4" office:value-type="float" office:value="0.137252122" calcext:value-type="float">
            <text:p>0.137252122</text:p>
          </table:table-cell>
          <table:table-cell table:style-name="ce4" table:formula="of:=[.B14]/[.E14]" office:value-type="float" office:value="9.02814751325062" calcext:value-type="float">
            <text:p>9.0281475133</text:p>
          </table:table-cell>
          <table:table-cell table:style-name="ce4" table:formula="of:=[.C14]/[.F14]" office:value-type="float" office:value="7.7003051071225" calcext:value-type="float">
            <text:p>7.70030510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OCAL pmv-openMP-secuencial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OCAL pmv-openMP-b</text:p>
          </table:table-cell>
          <table:covered-table-cell table:number-columns-repeated="2" table:style-name="Default"/>
          <table:table-cell table:style-name="ce1" office:value-type="string" calcext:value-type="string" table:number-columns-spanned="2" table:number-rows-spanned="1">
            <text:p>GANANCIA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º Threads</text:p>
          </table:table-cell>
          <table:table-cell table:style-name="ce2" office:value-type="string" calcext:value-type="string">
            <text:p>N=15000</text:p>
          </table:table-cell>
          <table:table-cell table:style-name="ce2" office:value-type="string" calcext:value-type="string">
            <text:p>N=30000</text:p>
          </table:table-cell>
          <table:table-cell office:value-type="string" calcext:value-type="string">
            <text:p>Nº Threads</text:p>
          </table:table-cell>
          <table:table-cell table:style-name="ce2" office:value-type="string" calcext:value-type="string">
            <text:p>N=15000</text:p>
          </table:table-cell>
          <table:table-cell table:style-name="ce2" office:value-type="string" calcext:value-type="string">
            <text:p>N=30000</text:p>
          </table:table-cell>
          <table:table-cell table:style-name="ce2" office:value-type="string" calcext:value-type="string">
            <text:p>N=15000</text:p>
          </table:table-cell>
          <table:table-cell table:style-name="ce2" office:value-type="string" calcext:value-type="string">
            <text:p>N=30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3211837" calcext:value-type="float">
            <text:p>0.273211837</text:p>
          </table:table-cell>
          <table:table-cell office:value-type="float" office:value="1.021336555" calcext:value-type="float">
            <text:p>1.021336555</text:p>
          </table:table-cell>
          <table:table-cell office:value-type="float" office:value="1" calcext:value-type="float">
            <text:p>1</text:p>
          </table:table-cell>
          <table:table-cell office:value-type="float" office:value="0.13149026" calcext:value-type="float">
            <text:p>0.13149026</text:p>
          </table:table-cell>
          <table:table-cell office:value-type="float" office:value="0.523970544" calcext:value-type="float">
            <text:p>0.523970544</text:p>
          </table:table-cell>
          <table:table-cell table:formula="of:=[.B17]/[.E17]" office:value-type="float" office:value="2.07781045531433" calcext:value-type="float">
            <text:p>2.0778104553</text:p>
          </table:table-cell>
          <table:table-cell table:formula="of:=[.C17]/[.F17]" office:value-type="float" office:value="1.949225136213" calcext:value-type="float">
            <text:p>1.94922513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258905619" calcext:value-type="float">
            <text:p>0.258905619</text:p>
          </table:table-cell>
          <table:table-cell table:style-name="ce4" office:value-type="float" office:value="1.027917385" calcext:value-type="float">
            <text:p>1.02791738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71179464" calcext:value-type="float">
            <text:p>0.071179464</text:p>
          </table:table-cell>
          <table:table-cell table:style-name="ce4" office:value-type="float" office:value="0.286635846" calcext:value-type="float">
            <text:p>0.286635846</text:p>
          </table:table-cell>
          <table:table-cell table:style-name="ce4" table:formula="of:=[.B18]/[.E18]" office:value-type="float" office:value="3.63736398745571" calcext:value-type="float">
            <text:p>3.6373639875</text:p>
          </table:table-cell>
          <table:table-cell table:style-name="ce4" table:formula="of:=[.C18]/[.F18]" office:value-type="float" office:value="3.58614388027379" calcext:value-type="float">
            <text:p>3.58614388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5141865" calcext:value-type="float">
            <text:p>0.275141865</text:p>
          </table:table-cell>
          <table:table-cell office:value-type="float" office:value="1.026885033" calcext:value-type="float">
            <text:p>1.026885033</text:p>
          </table:table-cell>
          <table:table-cell office:value-type="float" office:value="3" calcext:value-type="float">
            <text:p>3</text:p>
          </table:table-cell>
          <table:table-cell office:value-type="float" office:value="0.057382304" calcext:value-type="float">
            <text:p>0.057382304</text:p>
          </table:table-cell>
          <table:table-cell office:value-type="float" office:value="0.230802625" calcext:value-type="float">
            <text:p>0.230802625</text:p>
          </table:table-cell>
          <table:table-cell table:formula="of:=[.B19]/[.E19]" office:value-type="float" office:value="4.79489051189022" calcext:value-type="float">
            <text:p>4.7948905119</text:p>
          </table:table-cell>
          <table:table-cell table:formula="of:=[.C19]/[.F19]" office:value-type="float" office:value="4.44919130794115" calcext:value-type="float">
            <text:p>4.44919130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274795026" calcext:value-type="float">
            <text:p>0.274795026</text:p>
          </table:table-cell>
          <table:table-cell table:style-name="ce4" office:value-type="float" office:value="1.038477659" calcext:value-type="float">
            <text:p>1.03847765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54979146" calcext:value-type="float">
            <text:p>0.054979146</text:p>
          </table:table-cell>
          <table:table-cell table:style-name="ce4" office:value-type="float" office:value="0.219101608" calcext:value-type="float">
            <text:p>0.219101608</text:p>
          </table:table-cell>
          <table:table-cell table:style-name="ce4" table:formula="of:=[.B20]/[.E20]" office:value-type="float" office:value="4.99816832367676" calcext:value-type="float">
            <text:p>4.9981683237</text:p>
          </table:table-cell>
          <table:table-cell table:style-name="ce4" table:formula="of:=[.C20]/[.F20]" office:value-type="float" office:value="4.73970806731825" calcext:value-type="float">
            <text:p>4.739708067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1:38:12.770688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2:06:58.543664228</meta:creation-date>
    <dc:date>2018-04-13T13:21:43.712829218</dc:date>
    <meta:editing-duration>PT1H18M51S</meta:editing-duration>
    <meta:editing-cycles>8</meta:editing-cycles>
    <meta:generator>LibreOffice/5.1.6.2$Linux_X86_64 LibreOffice_project/10m0$Build-2</meta:generator>
    <meta:document-statistic meta:table-count="1" meta:cell-count="1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316cm" chart:style-name="ch2">
          <text:p>ATCGRID-GANANCIAS</text:p>
        </chart:title>
        <chart:legend chart:legend-position="end" svg:x="13.28cm" svg:y="3.952cm" style:legend-expansion="high" chart:style-name="ch3"/>
        <chart:plot-area chart:style-name="ch4" table:cell-range-address="Sheet1.D3:Sheet1.D14 Sheet1.G3:Sheet1.H14" chart:data-source-has-labels="row" svg:x="0.32cm" svg:y="1.275cm" svg:width="12.64cm" svg:height="7.545cm">
          <chartooo:coordinate-region svg:x="0.756cm" svg:y="1.474cm" svg:width="11.83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14" loext:label-string="&quot;N=15000&quot;" chart:class="chart:scatter">
            <chart:domain table:cell-range-address="Sheet1.D3:Sheet1.D14"/>
            <chart:data-point chart:repeated="12"/>
          </chart:series>
          <chart:series chart:style-name="ch8" chart:values-cell-range-address="Sheet1.H3:Sheet1.H14" loext:label-string="&quot;N=30000&quot;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=15000</text:p>
              </table:table-cell>
              <table:table-cell office:value-type="string">
                <text:p>N=3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:Sheet1.D14</svg:desc>
                </draw:g>
              </table:table-cell>
              <table:table-cell office:value-type="float" office:value="0.948604067769851">
                <text:p>0.948604067769851</text:p>
                <draw:g>
                  <svg:desc>Sheet1.G3:Sheet1.G14</svg:desc>
                </draw:g>
              </table:table-cell>
              <table:table-cell office:value-type="float" office:value="0.949086186675025">
                <text:p>0.949086186675025</text:p>
                <draw:g>
                  <svg:desc>Sheet1.H3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932460538436">
                <text:p>1.88932460538436</text:p>
              </table:table-cell>
              <table:table-cell office:value-type="float" office:value="1.02936376926577">
                <text:p>1.02936376926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8555998399216">
                <text:p>2.78555998399216</text:p>
              </table:table-cell>
              <table:table-cell office:value-type="float" office:value="2.42054144669037">
                <text:p>2.42054144669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3377175643432">
                <text:p>3.73377175643432</text:p>
              </table:table-cell>
              <table:table-cell office:value-type="float" office:value="3.28385062811785">
                <text:p>3.28385062811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5687300340174">
                <text:p>4.65687300340174</text:p>
              </table:table-cell>
              <table:table-cell office:value-type="float" office:value="4.07741637974853">
                <text:p>4.07741637974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4029165895384">
                <text:p>5.54029165895384</text:p>
              </table:table-cell>
              <table:table-cell office:value-type="float" office:value="4.90302009600188">
                <text:p>4.90302009600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6941282550421">
                <text:p>6.36941282550421</text:p>
              </table:table-cell>
              <table:table-cell office:value-type="float" office:value="5.50845135587096">
                <text:p>5.50845135587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12630103636816">
                <text:p>6.12630103636816</text:p>
              </table:table-cell>
              <table:table-cell office:value-type="float" office:value="5.9574347771078">
                <text:p>5.9574347771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83014278560737">
                <text:p>7.83014278560737</text:p>
              </table:table-cell>
              <table:table-cell office:value-type="float" office:value="6.56531102103047">
                <text:p>6.56531102103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45392446827669">
                <text:p>8.45392446827669</text:p>
              </table:table-cell>
              <table:table-cell office:value-type="float" office:value="6.70951258218955">
                <text:p>6.70951258218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6834719510271">
                <text:p>8.56834719510271</text:p>
              </table:table-cell>
              <table:table-cell office:value-type="float" office:value="7.19153217197692">
                <text:p>7.19153217197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02814751325062">
                <text:p>9.02814751325062</text:p>
              </table:table-cell>
              <table:table-cell office:value-type="float" office:value="7.7003051071225">
                <text:p>7.700305107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27cm" svg:y="0.316cm" chart:style-name="ch2">
          <text:p>LOCAL-GANANCIAS</text:p>
        </chart:title>
        <chart:legend chart:legend-position="end" svg:x="13.28cm" svg:y="3.952cm" style:legend-expansion="high" chart:style-name="ch3"/>
        <chart:plot-area chart:style-name="ch4" table:cell-range-address="Sheet1.D17:Sheet1.D20 Sheet1.G17:Sheet1.H20" chart:data-source-has-labels="row" svg:x="0.32cm" svg:y="1.275cm" svg:width="12.64cm" svg:height="7.545cm">
          <chartooo:coordinate-region svg:x="0.756cm" svg:y="1.475cm" svg:width="11.964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17:Sheet1.G20" loext:label-string="&quot;N=15000&quot;" chart:class="chart:scatter">
            <chart:domain table:cell-range-address="Sheet1.D17:Sheet1.D20"/>
            <chart:data-point chart:repeated="4"/>
          </chart:series>
          <chart:series chart:style-name="ch8" chart:values-cell-range-address="Sheet1.H17:Sheet1.H20" loext:label-string="&quot;N=30000&quot;" chart:class="chart:scatter">
            <chart:domain table:cell-range-address="Sheet1.D3:Sheet1.D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=15000</text:p>
              </table:table-cell>
              <table:table-cell office:value-type="string">
                <text:p>Column D</text:p>
              </table:table-cell>
              <table:table-cell office:value-type="string">
                <text:p>N=3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17:Sheet1.D20</svg:desc>
                </draw:g>
              </table:table-cell>
              <table:table-cell office:value-type="float" office:value="2.07781045531433">
                <text:p>2.07781045531433</text:p>
                <draw:g>
                  <svg:desc>Sheet1.G17:Sheet1.G20</svg:desc>
                </draw:g>
              </table:table-cell>
              <table:table-cell office:value-type="float" office:value="1">
                <text:p>1</text:p>
                <draw:g>
                  <svg:desc>Sheet1.D3:Sheet1.D14</svg:desc>
                </draw:g>
              </table:table-cell>
              <table:table-cell office:value-type="float" office:value="1.949225136213">
                <text:p>1.949225136213</text:p>
                <draw:g>
                  <svg:desc>Sheet1.H17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3736398745571">
                <text:p>3.63736398745571</text:p>
              </table:table-cell>
              <table:table-cell office:value-type="float" office:value="2">
                <text:p>2</text:p>
              </table:table-cell>
              <table:table-cell office:value-type="float" office:value="3.58614388027379">
                <text:p>3.58614388027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79489051189022">
                <text:p>4.79489051189022</text:p>
              </table:table-cell>
              <table:table-cell office:value-type="float" office:value="3">
                <text:p>3</text:p>
              </table:table-cell>
              <table:table-cell office:value-type="float" office:value="4.44919130794115">
                <text:p>4.44919130794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99816832367676">
                <text:p>4.99816832367676</text:p>
              </table:table-cell>
              <table:table-cell office:value-type="float" office:value="4">
                <text:p>4</text:p>
              </table:table-cell>
              <table:table-cell office:value-type="float" office:value="4.73970806731825">
                <text:p>4.7397080673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